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8.66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14.323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4.05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G:\Projekty\ArcJoy\ArcJoy_Pcb\ArcJoy.sch</text:p>
          </table:table-cell>
          <table:table-cell table:number-columns-repeated="7"/>
        </table:table-row>
        <table:table-row table:style-name="ro1">
          <table:table-cell office:value-type="string">
            <text:p>Date:</text:p>
          </table:table-cell>
          <table:table-cell office:value-type="string">
            <text:p>09/05/2019 20:11:41</text:p>
          </table:table-cell>
          <table:table-cell table:number-columns-repeated="7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1.0)-1</text:p>
          </table:table-cell>
          <table:table-cell table:number-columns-repeated="7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7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ndividual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Supplier 1</text:p>
          </table:table-cell>
          <table:table-cell office:value-type="string">
            <text:p>Supplier Part Number 1</text:p>
          </table:table-cell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u</text:p>
          </table:table-cell>
          <table:table-cell office:value-type="string">
            <text:p>K_Capacitors:1u_25V_10%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CL31B105KAHNNNE</text:p>
          </table:table-cell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K_Capacitors:1u_25V_10%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CL31B105KAHNNNE</text:p>
          </table:table-cell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K_Capacitors:10n_50V_10%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5C103KAT2A</text:p>
          </table:table-cell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K_Capacitors:100n_100V_10%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CL31B104KCFNNNE</text:p>
          </table:table-cell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u</text:p>
          </table:table-cell>
          <table:table-cell office:value-type="string">
            <text:p>K_Capacitors:10u_16V_10%</text:p>
          </table:table-cell>
          <table:table-cell office:value-type="string">
            <text:p>Capacitor_Tantalum_SMD:CP_EIA-6032-28_Kemet-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T491C106K016AT</text:p>
          </table:table-cell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OSRB5131A</text:p>
          </table:table-cell>
          <table:table-cell office:value-type="string">
            <text:p>K_LED:OSRB5131A</text:p>
          </table:table-cell>
          <table:table-cell office:value-type="string">
            <text:p>LED_THT:LED_D5.0mm-3</text:p>
          </table:table-cell>
          <table:table-cell/>
          <table:table-cell office:value-type="string">
            <text:p>TME</text:p>
          </table:table-cell>
          <table:table-cell office:value-type="string">
            <text:p>OSRB5131A</text:p>
          </table:table-cell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office:value-type="string">
            <text:p>0.375A</text:p>
          </table:table-cell>
          <table:table-cell office:value-type="string">
            <text:p>K_Fuses:0.375A</text:p>
          </table:table-cell>
          <table:table-cell office:value-type="string">
            <text:p>K_Fuses:Fuse_2.6x6.1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BSMD-T0.375A</text:p>
          </table:table-cell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Conn_01x06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8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9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0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1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12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LGE2301</text:p>
          </table:table-cell>
          <table:table-cell office:value-type="string">
            <text:p>K_Transistors:LGE2301</text:p>
          </table:table-cell>
          <table:table-cell office:value-type="string">
            <text:p>Package_TO_SOT_SMD:SOT-23</text:p>
          </table:table-cell>
          <table:table-cell/>
          <table:table-cell office:value-type="string">
            <text:p>TME</text:p>
          </table:table-cell>
          <table:table-cell office:value-type="string">
            <text:p>LGE2301-LGE</text:p>
          </table:table-cell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K_Resistors:10k_1206_1%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1206S4F1002T5E</text:p>
          </table:table-cell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A6S-6101-H</text:p>
          </table:table-cell>
          <table:table-cell office:value-type="string">
            <text:p>K_Switches:A6S-6101-H</text:p>
          </table:table-cell>
          <table:table-cell office:value-type="string">
            <text:p>Button_Switch_SMD:SW_DIP_SPSTx06_Slide_Omron_A6S-610x_W8.9mm_P2.54mm</text:p>
          </table:table-cell>
          <table:table-cell/>
          <table:table-cell office:value-type="string">
            <text:p>TME</text:p>
          </table:table-cell>
          <table:table-cell office:value-type="string">
            <text:p>A6S-6101-H</text:p>
          </table:table-cell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BM832A</text:p>
          </table:table-cell>
          <table:table-cell office:value-type="string">
            <text:p>Fanstel:BM832</text:p>
          </table:table-cell>
          <table:table-cell office:value-type="string">
            <text:p>Fanstel:BM832-1-BM8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MCP1711T-22I_OT</text:p>
          </table:table-cell>
          <table:table-cell office:value-type="string">
            <text:p>K_Regulators:MCP1711T-22I_OT</text:p>
          </table:table-cell>
          <table:table-cell office:value-type="string">
            <text:p>Package_TO_SOT_SMD:SOT-23-5</text:p>
          </table:table-cell>
          <table:table-cell office:value-type="string">
            <text:p>ww1.microchip.com/downloads/en/devicedoc/20005415d.pd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Supplier 1</text:p>
          </table:table-cell>
          <table:table-cell office:value-type="string">
            <text:p>Supplier Part Number 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, C2</text:p>
          </table:table-cell>
          <table:table-cell table:style-name="ce1" office:value-type="string">
            <text:p>1u</text:p>
          </table:table-cell>
          <table:table-cell table:style-name="ce1" office:value-type="string">
            <text:p>K_Capacitors:1u_25V_10%</text:p>
          </table:table-cell>
          <table:table-cell table:style-name="ce1" office:value-type="string">
            <text:p>Capacitor_SMD:C_1206_3216Metric</text:p>
          </table:table-cell>
          <table:table-cell table:style-name="ce1" office:value-type="string">
            <text:p>~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CL31B105KAHNNNE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10n</text:p>
          </table:table-cell>
          <table:table-cell table:style-name="ce1" office:value-type="string">
            <text:p>K_Capacitors:10n_50V_10%</text:p>
          </table:table-cell>
          <table:table-cell table:style-name="ce1" office:value-type="string">
            <text:p>Capacitor_SMD:C_1206_3216Metric</text:p>
          </table:table-cell>
          <table:table-cell table:style-name="ce1" office:value-type="string">
            <text:p>~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12065C103KAT2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100n</text:p>
          </table:table-cell>
          <table:table-cell table:style-name="ce2" office:value-type="string">
            <text:p>K_Capacitors:100n_100V_10%</text:p>
          </table:table-cell>
          <table:table-cell table:style-name="ce2" office:value-type="string">
            <text:p>Capacitor_SMD:C_1206_3216Metric</text:p>
          </table:table-cell>
          <table:table-cell table:style-name="ce2" office:value-type="string">
            <text:p>~</text:p>
          </table:table-cell>
          <table:table-cell table:style-name="ce2" office:value-type="string">
            <text:p>TME</text:p>
          </table:table-cell>
          <table:table-cell table:style-name="ce2" office:value-type="string">
            <text:p>CL31B104KCFNN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0u</text:p>
          </table:table-cell>
          <table:table-cell office:value-type="string">
            <text:p>K_Capacitors:10u_16V_10%</text:p>
          </table:table-cell>
          <table:table-cell office:value-type="string">
            <text:p>Capacitor_Tantalum_SMD:CP_EIA-6032-28_Kemet-C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T491C106K016A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OSRB5131A</text:p>
          </table:table-cell>
          <table:table-cell office:value-type="string">
            <text:p>K_LED:OSRB5131A</text:p>
          </table:table-cell>
          <table:table-cell office:value-type="string">
            <text:p>LED_THT:LED_D5.0mm-3</text:p>
          </table:table-cell>
          <table:table-cell/>
          <table:table-cell office:value-type="string">
            <text:p>TME</text:p>
          </table:table-cell>
          <table:table-cell office:value-type="string">
            <text:p>OSRB5131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0.375A</text:p>
          </table:table-cell>
          <table:table-cell office:value-type="string">
            <text:p>K_Fuses:0.375A</text:p>
          </table:table-cell>
          <table:table-cell office:value-type="string">
            <text:p>K_Fuses:Fuse_2.6x6.1</text:p>
          </table:table-cell>
          <table:table-cell office:value-type="string">
            <text:p>~</text:p>
          </table:table-cell>
          <table:table-cell office:value-type="string">
            <text:p>TME</text:p>
          </table:table-cell>
          <table:table-cell office:value-type="string">
            <text:p>BSMD-T0.375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n_01x06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J2, J3, J4, J5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J6, J7, J8, J9, J10, J11, J12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K_Connectors:NINIGI_TB-3.5-P-2P_B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LGE2301</text:p>
          </table:table-cell>
          <table:table-cell office:value-type="string">
            <text:p>K_Transistors:LGE2301</text:p>
          </table:table-cell>
          <table:table-cell office:value-type="string">
            <text:p>Package_TO_SOT_SMD:SOT-23</text:p>
          </table:table-cell>
          <table:table-cell/>
          <table:table-cell office:value-type="string">
            <text:p>TME</text:p>
          </table:table-cell>
          <table:table-cell office:value-type="string">
            <text:p>LGE2301-LGE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R1, R2, R3, R4, R5, R6, R7, R8, R9, R10, R11, R12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K_Resistors:10k_1206_1%</text:p>
          </table:table-cell>
          <table:table-cell table:style-name="ce1" office:value-type="string">
            <text:p>Resistor_SMD:R_1206_3216Metric</text:p>
          </table:table-cell>
          <table:table-cell table:style-name="ce1" office:value-type="string">
            <text:p>~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1206S4F1002T5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A6S-6101-H</text:p>
          </table:table-cell>
          <table:table-cell office:value-type="string">
            <text:p>K_Switches:A6S-6101-H</text:p>
          </table:table-cell>
          <table:table-cell office:value-type="string">
            <text:p>Button_Switch_SMD:SW_DIP_SPSTx06_Slide_Omron_A6S-610x_W8.9mm_P2.54mm</text:p>
          </table:table-cell>
          <table:table-cell/>
          <table:table-cell office:value-type="string">
            <text:p>TME</text:p>
          </table:table-cell>
          <table:table-cell office:value-type="string">
            <text:p>A6S-6101-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BM832A</text:p>
          </table:table-cell>
          <table:table-cell office:value-type="string">
            <text:p>Fanstel:BM832</text:p>
          </table:table-cell>
          <table:table-cell office:value-type="string">
            <text:p>Fanstel:BM832-1-BM832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CP1711T-22I_OT</text:p>
          </table:table-cell>
          <table:table-cell office:value-type="string">
            <text:p>K_Regulators:MCP1711T-22I_OT</text:p>
          </table:table-cell>
          <table:table-cell office:value-type="string">
            <text:p>Package_TO_SOT_SMD:SOT-23-5</text:p>
          </table:table-cell>
          <table:table-cell office:value-type="string">
            <text:p>ww1.microchip.com/downloads/en/devicedoc/20005415d.pdf</text:p>
          </table:table-cell>
          <table:table-cell/>
          <table:table-cell office:value-type="string">
            <text:p>MCP1711T-25I/O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.05.2019</text:date>, <text:time>20:24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5-09T20:24:37.15</dc:date>
    <meta:editing-duration>PT10M36S</meta:editing-duration>
    <meta:editing-cycles>1</meta:editing-cycles>
    <meta:document-statistic meta:table-count="1" meta:cell-count="356" meta:object-count="0"/>
  </office:meta>
</office:document-meta>
</file>